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11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number-columns-repeated="254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作業效率／努力態度檢查表</text:p>
          </table:table-cell>
          <table:covered-table-cell table:number-columns-repeated="2"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被評人：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審核人：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○參與作業的基本態度<text:span text:style-name="T1">  </text:span></text:p>
          </table:table-cell>
          <table:table-cell table:style-name="ce8" office:value-type="string" calcext:value-type="string">
            <text:p>第１次評價</text:p>
          </table:table-cell>
          <table:table-cell table:style-name="ce8" office:value-type="string" calcext:value-type="string">
            <text:p>第２次評價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1. </text:span><text:span text:style-name="T2">參與作業時，精神很振奮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2. </text:span><text:span text:style-name="T2">徹底做好作業場所的整理、整頓的工作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3. </text:span><text:span text:style-name="T2">確實實施作業目標、作業方法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4. </text:span><text:span text:style-name="T2">注重作業上所需之用具、工具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5. </text:span><text:span text:style-name="T2">致力製造愉快、良好的合作環境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小計</text:p>
          </table:table-cell>
          <table:table-cell table:style-name="ce10" table:formula="of:=SUM([.B5:.B9])" office:value-type="float" office:value="0" calcext:value-type="float">
            <text:p>0</text:p>
          </table:table-cell>
          <table:table-cell table:style-name="ce10" table:formula="of:=SUM([.C5:.C9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○提高作業效率的努力</text:p>
          </table:table-cell>
          <table:table-cell table:style-name="ce8" office:value-type="string" calcext:value-type="string">
            <text:p>第１次評價</text:p>
          </table:table-cell>
          <table:table-cell table:style-name="ce8" office:value-type="string" calcext:value-type="string">
            <text:p>第２次評價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1. </text:span><text:span text:style-name="T2">確認生產目標、作業目標，並踏實地完成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2. </text:span><text:span text:style-name="T2">遵守作業的日程、優先順序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3. </text:span><text:span text:style-name="T2">仔細檢查圖面、規格後再作業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4. </text:span><text:span text:style-name="T2">儘早確實地做好材料、工具等的準備工作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5. </text:span><text:span text:style-name="T2">不重覆小錯誤、小損失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小計</text:p>
          </table:table-cell>
          <table:table-cell table:style-name="ce10" table:formula="of:=SUM([.B12:.B16])" office:value-type="float" office:value="0" calcext:value-type="float">
            <text:p>0</text:p>
          </table:table-cell>
          <table:table-cell table:style-name="ce10" table:formula="of:=SUM([.C12:.C16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○作業零差錯的努力</text:p>
          </table:table-cell>
          <table:table-cell table:style-name="ce8" office:value-type="string" calcext:value-type="string">
            <text:p>第１次評價</text:p>
          </table:table-cell>
          <table:table-cell table:style-name="ce8" office:value-type="string" calcext:value-type="string">
            <text:p>第２次評價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1. </text:span><text:span text:style-name="T2">預測可發生的過失，並努力防範未然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2. </text:span><text:span text:style-name="T2">有問題絕不擱置，立即報告上司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3. </text:span><text:span text:style-name="T2">不忽略作業前的檢查與確認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4. </text:span><text:span text:style-name="T2">謹慎操作開關或機械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5. </text:span><text:span text:style-name="T2">致力於根絕大意的過去、連續失誤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小計</text:p>
          </table:table-cell>
          <table:table-cell table:style-name="ce10" table:formula="of:=SUM([.B19:.B23])" office:value-type="float" office:value="0" calcext:value-type="float">
            <text:p>0</text:p>
          </table:table-cell>
          <table:table-cell table:style-name="ce10" table:formula="of:=SUM([.C19:.C23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○改善、改良的努力</text:p>
          </table:table-cell>
          <table:table-cell table:style-name="ce8" office:value-type="string" calcext:value-type="string">
            <text:p>第１次評價</text:p>
          </table:table-cell>
          <table:table-cell table:style-name="ce8" office:value-type="string" calcext:value-type="string">
            <text:p>第２次評價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1. </text:span><text:span text:style-name="T2">注意每天是否有待改進的地方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2. </text:span><text:span text:style-name="T2">不斷思考為何變成這樣，為何不順利等原因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3. </text:span><text:span text:style-name="T2">若改變人與機器的配合時，會發生怎樣的變化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4. </text:span><text:span text:style-name="T2">若改變材料與加工方式的配合時，會發生什麼變化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5. </text:span><text:span text:style-name="T2">尊重他人的構想，並給予正確的評價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小計</text:p>
          </table:table-cell>
          <table:table-cell table:style-name="ce10" table:formula="of:=SUM([.B26:.B30])" office:value-type="float" office:value="0" calcext:value-type="float">
            <text:p>0</text:p>
          </table:table-cell>
          <table:table-cell table:style-name="ce10" table:formula="of:=SUM([.C26:.C30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○ＱＣ努力</text:p>
          </table:table-cell>
          <table:table-cell table:style-name="ce8" office:value-type="string" calcext:value-type="string">
            <text:p>第１次評價</text:p>
          </table:table-cell>
          <table:table-cell table:style-name="ce8" office:value-type="string" calcext:value-type="string">
            <text:p>第２次評價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1. </text:span><text:span text:style-name="T2">維護品質就是維護公司信譽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2. </text:span><text:span text:style-name="T2">品質提昇可降低成本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3. </text:span><text:span text:style-name="T2">分析成功的原因，並貫徹到底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4. </text:span><text:span text:style-name="T2">團隊精神可以提高</text:span><text:span text:style-name="T3">QC</text:span><text:span text:style-name="T2">的成果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□<text:span text:style-name="T1">5. </text:span><text:span text:style-name="T2">隨時努力充實</text:span><text:span text:style-name="T3">QC</text:span>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小計</text:p>
          </table:table-cell>
          <table:table-cell table:style-name="ce10" table:formula="of:=SUM([.B33:.B37])" office:value-type="float" office:value="0" calcext:value-type="float">
            <text:p>0</text:p>
          </table:table-cell>
          <table:table-cell table:style-name="ce10" table:formula="of:=SUM([.C33:.C37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合計</text:p>
          </table:table-cell>
          <table:table-cell table:style-name="ce10" table:formula="of:=SUM([.B38]+[.B31]+[.B24]+[.B10])" office:value-type="float" office:value="0" calcext:value-type="float">
            <text:p>0</text:p>
          </table:table-cell>
          <table:table-cell table:style-name="ce10" table:formula="of:=SUM([.C38]+[.C31]+[.C24]+[.C10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５０完全控制　３０尚再加強　２０必須再教育</text:p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6T22:17:38</meta:creation-date>
    <dc:creator>QQ</dc:creator>
    <dc:date>2004-04-26T22:23:13</dc:date>
    <meta:generator>LibreOffice/5.1.1.3$Windows_x86 LibreOffice_project/89f508ef3ecebd2cfb8e1def0f0ba9a803b88a6d</meta:generator>
    <meta:document-statistic meta:table-count="1" meta:cell-count="62" meta:object-count="0"/>
  </office:meta>
</office:document-meta>
</file>